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2000000E3A00000257B839D33D847F43D2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ciones PLS-DA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ones PCA</text:p>
          </table:table-cell>
          <table:table-cell office:value-type="float" office:value="14.61" calcext:value-type="float">
            <text:p>14,61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7.97" calcext:value-type="float">
            <text:p>17,97</text:p>
          </table:table-cell>
          <table:table-cell office:value-type="float" office:value="18.3" calcext:value-type="float">
            <text:p>18,3</text:p>
          </table:table-cell>
          <table:table-cell office:value-type="float" office:value="56.41" calcext:value-type="float">
            <text:p>56,41</text:p>
          </table:table-cell>
          <table:table-cell office:value-type="float" office:value="37.96" calcext:value-type="float">
            <text:p>37,96</text:p>
          </table:table-cell>
          <table:table-cell office:value-type="float" office:value="116.24" calcext:value-type="float">
            <text:p>116,24</text:p>
          </table:table-cell>
          <table:table-cell office:value-type="float" office:value="62.5" calcext:value-type="float">
            <text:p>62,5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100, 420(1\%), 2100(5\%), 4200(10\%), 10500(25\%), 21000(50\%), 31500(75\%), 35700 (85\%), 37800(90\%), 41580(99\%), 42000(100\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04:33:12.1177740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07T04:36:26.341990977</dc:date>
    <meta:editing-duration>PT25M10S</meta:editing-duration>
    <meta:editing-cycles>7</meta:editing-cycles>
    <meta:generator>LibreOffice/5.1.4.2$Linux_X86_64 LibreOffice_project/10m0$Build-2</meta:gener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25" chart:interval-major="1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77216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Tiempo de cómputo</text:p>
        </chart:title>
        <chart:subtitle svg:x="5.033cm" svg:y="1.275cm" chart:style-name="ch3">
          <text:p>Tr = #imágenes de entrenamiento</text:p>
        </chart:subtitle>
        <chart:legend svg:x="11.711cm" svg:y="0.751cm" style:legend-expansion="custom" chartooo:width="3.111cm" chartooo:height="0.598cm" style:legend-expansion-aspect-ratio="5.20234113712375" chart:style-name="ch4"/>
        <chart:plot-area chart:style-name="ch5" table:cell-range-address="Hoja1.A2:Hoja1.J3" chart:data-source-has-labels="both" svg:x="0.994cm" svg:y="2.136cm" svg:width="14.534cm" svg:height="5.7cm">
          <chartooo:coordinate-region svg:x="1.801cm" svg:y="2.136cm" svg:width="13.727cm" svg:height="5.053cm"/>
          <chart:axis chart:dimension="x" chart:name="primary-x" chart:style-name="ch6" chartooo:axis-type="auto">
            <chartooo:date-scale/>
            <chart:title svg:x="8.071cm" svg:y="8.016cm" chart:style-name="ch7">
              <text:p>Tr</text:p>
            </chart:title>
            <chart:categories table:cell-range-address="Hoja1.B2:Hoja1.J2"/>
          </chart:axis>
          <chart:axis chart:dimension="y" chart:name="primary-y" chart:style-name="ch8">
            <chart:title svg:x="0.114cm" svg:y="5.943cm" chart:style-name="ch9">
              <text:p>Tiempo(seg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 chart:style-name="ch12"/>
            <chart:data-point chart:style-name="ch13"/>
            <chart:data-point chart:style-name="ch12"/>
            <chart:data-point chart:style-name="ch13"/>
            <chart:data-point/>
            <chart:data-point chart:style-name="ch13"/>
            <chart:data-point/>
            <chart:data-point chart:style-name="ch13"/>
            <chart:data-point/>
          </chart:series>
          <chart:wall chart:style-name="ch14"/>
          <chart:floor chart:style-name="ch15"/>
        </chart:plot-area>
        <draw:frame draw:style-name="gr1" draw:text-style-name="P1" svg:width="3.642cm" svg:height="0.599cm" svg:x="11.711cm" svg:y="1.349cm">
          <draw:image xlink:href="Pictures/2000002000000E3A00000257B839D33D847F43D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Hoja1.B2:Hoja1.J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14.61">
                <text:p>14.61</text:p>
                <draw:g>
                  <svg:desc>Hoja1.B3:Hoja1.J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7.97">
                <text:p>17.97</text:p>
              </table:table-cell>
              <table:table-cell office:value-type="float" office:value="18.3">
                <text:p>18.3</text:p>
              </table:table-cell>
              <table:table-cell office:value-type="float" office:value="56.41">
                <text:p>56.41</text:p>
              </table:table-cell>
              <table:table-cell office:value-type="float" office:value="37.96">
                <text:p>37.96</text:p>
              </table:table-cell>
              <table:table-cell office:value-type="float" office:value="116.24">
                <text:p>116.24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